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2.00pt" fo:font-weight="bold" fo:font-family="'Liberation Serif'" style:font-family-asian="'Liberation Serif'" style:font-family-complex="'Liberation Serif'"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2.00pt" fo:font-weight="bold" fo:font-family="'Liberation Serif'" style:font-family-asian="'Liberation Serif'" style:font-family-complex="'Liberation Serif'" fo:background-color="transparent" fo:color="#c0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bold" fo:font-family="'Liberation Serif'" style:font-family-asian="'Liberation Serif'" style:font-family-complex="'Liberation Serif'" fo:background-color="transparent" fo:color="#000000"/>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2.00pt" fo:font-weight="normal" fo:font-family="'Liberation Serif'" style:font-family-asian="'Liberation Serif'" style:font-family-complex="'Liberation Serif'" fo:background-color="transparent" fo:color="#00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Liberation Serif'" style:font-family-asian="'Liberation Serif'" style:font-family-complex="'Liberation Serif'" fo:background-color="transparent" fo:color="#000000"/>
    </style:style>
    <style:style style:name="T11" style:family="text">
      <style:text-properties fo:font-size="12.00pt" fo:font-weight="normal" fo:font-family="'Liberation Serif'" style:font-family-asian="'Liberation Serif'" style:font-family-complex="'Liberation Serif'" fo:background-color="#ffffff" fo:color="#212529"/>
    </style:style>
    <style:style style:name="T12" style:family="text">
      <style:text-properties fo:font-size="12.00pt" fo:font-weight="bold" fo:font-family="'Liberation Serif'" style:font-family-asian="'Liberation Serif'" style:font-family-complex="'Liberation Serif'" fo:background-color="transparent" fo:color="#000000"/>
    </style:style>
    <style:style style:name="T13" style:family="text">
      <style:text-properties fo:font-size="12.00pt" fo:font-weight="normal" fo:font-family="'Liberation Serif'" style:font-family-asian="'Liberation Serif'" style:font-family-complex="'Liberation Serif'" fo:background-color="transparent" fo:color="#000000"/>
    </style:style>
    <style:style style:name="T14" style:family="text">
      <style:text-properties fo:font-size="12.00pt" fo:font-weight="normal" fo:font-family="'Liberation Serif'" style:font-family-asian="'Liberation Serif'" style:font-family-complex="'Liberation Serif'" fo:background-color="#ffffff" fo:color="#212529"/>
    </style:style>
    <style:style style:name="T15" style:family="text">
      <style:text-properties fo:font-size="12.00pt" fo:font-weight="bold" fo:font-family="'Liberation Serif'" style:font-family-asian="'Liberation Serif'" style:font-family-complex="'Liberation Serif'" fo:background-color="transparent" fo:color="#000000"/>
    </style:style>
    <style:style style:name="T16" style:family="text">
      <style:text-properties fo:font-size="12.00pt" fo:font-weight="normal" fo:font-family="'Liberation Serif'" style:font-family-asian="'Liberation Serif'" style:font-family-complex="'Liberation Serif'" fo:background-color="transparent" fo:color="#000000"/>
    </style:style>
    <style:style style:name="T17" style:family="text">
      <style:text-properties fo:font-size="12.00pt" fo:font-weight="normal" fo:font-family="'Liberation Serif'" style:font-family-asian="'Liberation Serif'" style:font-family-complex="'Liberation Serif'" fo:background-color="#ffffff" fo:color="#212529"/>
    </style:style>
    <style:style style:name="T18" style:family="text">
      <style:text-properties fo:font-size="9.00pt" fo:font-weight="normal" fo:font-family="'Liberation Serif'" style:font-family-asian="'Liberation Serif'" style:font-family-complex="'Liberation Serif'" fo:background-color="#ffffff" fo:color="#212529"/>
    </style:style>
    <style:style style:name="T19" style:family="text">
      <style:text-properties fo:font-size="12.00pt" fo:font-weight="bold" fo:font-family="'Liberation Serif'" style:font-family-asian="'Liberation Serif'" style:font-family-complex="'Liberation Serif'" fo:background-color="transparent" style:use-window-font-color="true"/>
    </style:style>
    <style:style style:name="T20" style:family="text">
      <style:text-properties fo:font-size="12.00pt" fo:font-weight="normal" fo:font-family="'Liberation Serif'" style:font-family-asian="'Liberation Serif'" style:font-family-complex="'Liberation Serif'" fo:background-color="transparent" style:use-window-font-color="true"/>
    </style:style>
    <style:style style:name="T21" style:family="text">
      <style:text-properties fo:font-size="12.00pt" fo:font-weight="bold" fo:font-family="'Liberation Serif'" style:font-family-asian="'Liberation Serif'" style:font-family-complex="'Liberation Serif'" fo:background-color="transparent" fo:color="#000000"/>
    </style:style>
    <style:style style:name="T22" style:family="text">
      <style:text-properties fo:font-size="12.00pt" fo:font-weight="normal" fo:font-family="'Liberation Serif'" style:font-family-asian="'Liberation Serif'" style:font-family-complex="'Liberation Serif'" fo:background-color="transparent" fo:color="#000000"/>
    </style:style>
    <style:style style:name="T23" style:family="text">
      <style:text-properties fo:font-size="12.00pt" fo:font-weight="normal"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fo:color="#000000"/>
    </style:style>
    <style:style style:name="T25" style:family="text">
      <style:text-properties fo:font-size="12.00pt" fo:font-weight="normal" fo:font-family="'Liberation Serif'" style:font-family-asian="'Liberation Serif'" style:font-family-complex="'Liberation Serif'" fo:background-color="transparent" style:use-window-font-color="true"/>
    </style:style>
    <style:style style:name="T26" style:family="text">
      <style:text-properties fo:font-size="12.00pt" fo:font-weight="bold" fo:font-family="'Liberation Serif'" style:font-family-asian="'Liberation Serif'" style:font-family-complex="'Liberation Serif'" fo:background-color="transparent" fo:color="#000000"/>
    </style:style>
    <style:style style:name="T27" style:family="text">
      <style:text-properties fo:font-size="12.00pt" fo:font-weight="normal" fo:font-family="'Liberation Serif'" style:font-family-asian="'Liberation Serif'" style:font-family-complex="'Liberation Serif'" fo:background-color="transparent" fo:color="#000000"/>
    </style:style>
    <style:style style:name="T28" style:family="text">
      <style:text-properties fo:font-size="12.00pt" fo:font-weight="normal" fo:font-family="'Liberation Serif'" style:font-family-asian="'Liberation Serif'" style:font-family-complex="'Liberation Serif'" fo:background-color="transparent" style:use-window-font-color="true"/>
    </style:style>
    <style:style style:name="T29" style:family="text">
      <style:text-properties fo:font-size="12.00pt" fo:font-weight="bold" fo:font-family="'Liberation Serif'" style:font-family-asian="'Liberation Serif'" style:font-family-complex="'Liberation Serif'" fo:background-color="transparent" fo:color="#000000"/>
    </style:style>
    <style:style style:name="T30" style:family="text">
      <style:text-properties fo:font-size="12.00pt" fo:font-weight="normal" fo:font-family="'Liberation Serif'" style:font-family-asian="'Liberation Serif'" style:font-family-complex="'Liberation Serif'" fo:background-color="transparent" style:use-window-font-color="true"/>
    </style:style>
    <style:style style:name="T31" style:family="text">
      <style:text-properties fo:font-size="12.00pt" fo:font-weight="bold" fo:font-family="'Liberation Serif'" style:font-family-asian="'Liberation Serif'" style:font-family-complex="'Liberation Serif'" fo:background-color="transparent" fo:color="#000000"/>
    </style:style>
    <style:style style:name="T32" style:family="text">
      <style:text-properties fo:font-size="12.00pt" fo:font-weight="normal"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ffffff" fo:color="#212529"/>
    </style:style>
    <style:style style:name="T34" style:family="text">
      <style:text-properties fo:font-size="12.00pt" fo:font-weight="bold" fo:font-family="'Liberation Serif'" style:font-family-asian="'Liberation Serif'" style:font-family-complex="'Liberation Serif'" fo:background-color="transparent" fo:color="#000000"/>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2.00pt" fo:font-weight="bold" fo:font-family="'Liberation Serif'" style:font-family-asian="'Liberation Serif'" style:font-family-complex="'Liberation Serif'" fo:background-color="transparent" fo:color="#000000"/>
    </style:style>
    <style:style style:name="T37" style:family="text">
      <style:text-properties fo:font-size="12.00pt" fo:font-weight="normal"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fo:color="#000000"/>
    </style:style>
    <style:style style:name="T39" style:family="text">
      <style:text-properties fo:font-size="12.00pt" fo:font-weight="bold" fo:font-family="'Liberation Serif'" style:font-family-asian="'Liberation Serif'" style:font-family-complex="'Liberation Serif'" fo:background-color="transparent" fo:color="#000000"/>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normal" fo:font-family="'Liberation Serif'" style:font-family-asian="'Liberation Serif'" style:font-family-complex="'Liberation Serif'" fo:background-color="transparent" fo:color="#000000"/>
    </style:style>
    <style:style style:name="T42" style:family="text">
      <style:text-properties fo:font-size="12.00pt" fo:font-weight="bold" fo:font-family="'Liberation Serif'" style:font-family-asian="'Liberation Serif'" style:font-family-complex="'Liberation Serif'" fo:background-color="transparent" fo:color="#000000"/>
    </style:style>
    <style:style style:name="T43" style:family="text">
      <style:text-properties fo:font-size="12.00pt" fo:font-weight="normal" fo:font-family="'Liberation Serif'" style:font-family-asian="'Liberation Serif'" style:font-family-complex="'Liberation Serif'" fo:background-color="transparent" fo:color="#000000"/>
    </style:style>
    <style:style style:name="T44" style:family="text">
      <style:text-properties fo:font-size="12.00pt" fo:font-weight="bold" fo:font-family="'Liberation Serif'" style:font-family-asian="'Liberation Serif'" style:font-family-complex="'Liberation Serif'" fo:background-color="transparent" fo:color="#000000"/>
    </style:style>
    <style:style style:name="T45" style:family="text">
      <style:text-properties fo:font-size="12.00pt" fo:font-weight="normal" fo:font-family="'Liberation Serif'" style:font-family-asian="'Liberation Serif'" style:font-family-complex="'Liberation Serif'" fo:background-color="transparent" fo:color="#000000"/>
    </style:style>
    <style:style style:name="T46" style:family="text">
      <style:text-properties fo:font-size="12.00pt" fo:font-weight="bold" fo:font-family="'Liberation Serif'" style:font-family-asian="'Liberation Serif'" style:font-family-complex="'Liberation Serif'" fo:background-color="transparent" fo:color="#000000"/>
    </style:style>
    <style:style style:name="T47" style:family="text">
      <style:text-properties fo:font-size="12.00pt" fo:font-weight="normal" fo:font-family="'Liberation Serif'" style:font-family-asian="'Liberation Serif'" style:font-family-complex="'Liberation Serif'" fo:background-color="transparent" fo:color="#000000"/>
    </style:style>
    <style:style style:name="T48" style:family="text">
      <style:text-properties fo:font-size="12.00pt" fo:font-weight="bold" fo:font-family="'Liberation Serif'" style:font-family-asian="'Liberation Serif'" style:font-family-complex="'Liberation Serif'" fo:background-color="transparent" fo:color="#000000"/>
    </style:style>
    <style:style style:name="T49" style:family="text">
      <style:text-properties fo:font-size="12.00pt" fo:font-weight="normal" fo:font-family="'Liberation Serif'" style:font-family-asian="'Liberation Serif'" style:font-family-complex="'Liberation Serif'" fo:background-color="transparent" fo:color="#000000"/>
    </style:style>
    <style:style style:name="T50" style:family="text">
      <style:text-properties fo:font-size="12.00pt" fo:font-weight="bold" fo:font-family="'Liberation Serif'" style:font-family-asian="'Liberation Serif'" style:font-family-complex="'Liberation Serif'" fo:background-color="transparent" fo:color="#000000"/>
    </style:style>
    <style:style style:name="T51" style:family="text">
      <style:text-properties fo:font-size="12.00pt" fo:font-weight="normal" fo:font-family="'Liberation Serif'" style:font-family-asian="'Liberation Serif'" style:font-family-complex="'Liberation Serif'" fo:background-color="transparent" fo:color="#000000"/>
    </style:style>
    <style:style style:name="T52" style:family="text">
      <style:text-properties fo:font-size="12.00pt" fo:font-weight="normal" fo:font-family="'Liberation Serif'" style:font-family-asian="'Liberation Serif'" style:font-family-complex="'Liberation Serif'" fo:background-color="transparent" style:use-window-font-color="true"/>
    </style:style>
    <style:style style:name="T53" style:family="text">
      <style:text-properties fo:font-size="12.00pt" fo:font-weight="bold" fo:font-family="'Liberation Serif'" style:font-family-asian="'Liberation Serif'" style:font-family-complex="'Liberation Serif'" fo:background-color="transparent" fo:color="#000000"/>
    </style:style>
    <style:style style:name="T54" style:family="text">
      <style:text-properties fo:font-size="12.00pt" fo:font-weight="normal" fo:font-family="'Liberation Serif'" style:font-family-asian="'Liberation Serif'" style:font-family-complex="'Liberation Serif'"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8.00pt" fo:font-weight="bold" fo:font-family="'Liberation Serif'" style:font-family-asian="'Liberation Serif'" style:font-family-complex="'Liberation Serif'" fo:background-color="transparent" fo:color="#000000"/>
    </style:style>
    <style:style style:name="T57" style:family="text">
      <style:text-properties fo:font-size="12.00pt" fo:font-weight="normal" fo:font-family="'Liberation Serif'" style:font-family-asian="'Liberation Serif'" style:font-family-complex="'Liberation Serif'" fo:background-color="transparent" fo:color="#000000"/>
    </style:style>
    <style:style style:name="T58" style:family="text">
      <style:text-properties fo:font-size="18.00pt" fo:font-weight="bold" fo:font-family="'Liberation Serif'" style:font-family-asian="'Liberation Serif'" style:font-family-complex="'Liberation Serif'" fo:background-color="transparent" style:use-window-font-color="true"/>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8.00pt" fo:font-weight="bold" fo:font-family="'Liberation Serif'" style:font-family-asian="'Liberation Serif'" style:font-family-complex="'Liberation Serif'" fo:background-color="transparent" style:use-window-font-color="true"/>
    </style:style>
    <style:style style:name="T61" style:family="text">
      <style:text-properties fo:font-size="22.00pt" fo:font-weight="bold" fo:font-family="'Liberation Serif'" style:font-family-asian="'Liberation Serif'" style:font-family-complex="'Liberation Serif'" fo:background-color="transparent" fo:color="#000000"/>
    </style:style>
    <style:style style:name="T62" style:family="text">
      <style:text-properties fo:font-size="22.00pt" fo:font-weight="normal" fo:font-family="'Liberation Serif'" style:font-family-asian="'Liberation Serif'" style:font-family-complex="'Liberation Serif'"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5.00pt" fo:font-weight="bold" fo:font-family="'Liberation Serif'" style:font-family-asian="'Liberation Serif'" style:font-family-complex="'Liberation Serif'" fo:background-color="transparent" style:use-window-font-color="true"/>
    </style:style>
    <style:style style:name="T69" style:family="text">
      <style:text-properties fo:font-size="13.00pt" fo:font-weight="normal" fo:font-family="'Liberation Serif'" style:font-family-asian="'Liberation Serif'" style:font-family-complex="'Liberation Serif'" fo:background-color="transparent" style:use-window-font-color="true"/>
    </style:style>
    <style:style style:name="T70" style:family="text">
      <style:text-properties fo:font-size="11.00pt" fo:font-weight="normal" fo:font-family="Calibri" style:font-family-asian="Calibri" style:font-family-complex="Calibri" fo:background-color="transparent" style:use-window-font-color="true"/>
    </style:style>
    <style:style style:name="T71" style:family="text">
      <style:text-properties fo:font-size="12.00pt" fo:font-weight="bold" fo:font-family="'Liberation Serif'" style:font-family-asian="'Liberation Serif'" style:font-family-complex="'Liberation Serif'" fo:background-color="transparent" style:use-window-font-color="true"/>
    </style:style>
    <style:style style:name="T72" style:family="text">
      <style:text-properties fo:font-size="12.00pt" fo:font-weight="normal" fo:font-family="'Liberation Serif'" style:font-family-asian="'Liberation Serif'" style:font-family-complex="'Liberation Serif'" fo:background-color="transparent" style:use-window-font-color="true"/>
    </style:style>
    <style:style style:name="T73" style:family="text">
      <style:text-properties fo:font-size="12.00pt" fo:font-weight="bold" fo:font-family="'Liberation Serif'" style:font-family-asian="'Liberation Serif'" style:font-family-complex="'Liberation Serif'" fo:background-color="transparent" style:use-window-font-color="true"/>
    </style:style>
    <style:style style:name="T74" style:family="text">
      <style:text-properties fo:font-size="12.00pt" fo:font-weight="normal" fo:font-family="'Liberation Serif'" style:font-family-asian="'Liberation Serif'" style:font-family-complex="'Liberation Serif'" fo:background-color="transparent" style:use-window-font-color="true"/>
    </style:style>
    <style:style style:name="T75" style:family="text">
      <style:text-properties fo:font-size="12.00pt" fo:font-weight="bold" fo:font-family="'Liberation Serif'" style:font-family-asian="'Liberation Serif'" style:font-family-complex="'Liberation Serif'" fo:background-color="transparent" style:use-window-font-color="true"/>
    </style:style>
    <style:style style:name="T76" style:family="text">
      <style:text-properties fo:font-size="12.00pt" fo:font-weight="normal" fo:font-family="'Liberation Serif'" style:font-family-asian="'Liberation Serif'" style:font-family-complex="'Liberation Serif'" fo:background-color="transparent" style:use-window-font-color="true"/>
    </style:style>
    <style:style style:name="T77" style:family="text">
      <style:text-properties fo:font-size="12.00pt" fo:font-weight="bold" fo:font-family="'Liberation Serif'" style:font-family-asian="'Liberation Serif'" style:font-family-complex="'Liberation Serif'" fo:background-color="transparent" style:use-window-font-color="true"/>
    </style:style>
    <style:style style:name="T78" style:family="text">
      <style:text-properties fo:font-size="12.00pt" fo:font-weight="normal" fo:font-family="'Liberation Serif'" style:font-family-asian="'Liberation Serif'" style:font-family-complex="'Liberation Serif'" fo:background-color="transparent" style:use-window-font-color="true"/>
    </style:style>
    <style:style style:name="T79" style:family="text">
      <style:text-properties fo:font-size="12.00pt" fo:font-weight="bold" fo:font-family="'Liberation Serif'" style:font-family-asian="'Liberation Serif'" style:font-family-complex="'Liberation Serif'" fo:background-color="transparent" style:use-window-font-color="true"/>
    </style:style>
    <style:style style:name="T80" style:family="text">
      <style:text-properties fo:font-size="12.00pt" fo:font-weight="normal" fo:font-family="'Liberation Serif'" style:font-family-asian="'Liberation Serif'" style:font-family-complex="'Liberation Serif'" fo:background-color="transparent" style:use-window-font-color="true"/>
    </style:style>
    <style:style style:name="T81" style:family="text">
      <style:text-properties fo:font-size="12.00pt" fo:font-weight="bold" fo:font-family="'Liberation Serif'" style:font-family-asian="'Liberation Serif'" style:font-family-complex="'Liberation Serif'" fo:background-color="transparent" style:use-window-font-color="true"/>
    </style:style>
    <style:style style:name="T82" style:family="text">
      <style:text-properties fo:font-size="12.00pt" fo:font-weight="normal" fo:font-family="'Liberation Serif'" style:font-family-asian="'Liberation Serif'" style:font-family-complex="'Liberation Serif'" fo:background-color="transparent" style:use-window-font-color="true"/>
    </style:style>
    <style:style style:name="T83" style:family="text">
      <style:text-properties fo:font-size="12.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24.00pt" fo:font-weight="bold" fo:font-family="'Liberation Serif'" style:font-family-asian="'Liberation Serif'" style:font-family-complex="'Liberation Serif'" fo:background-color="transparent" fo:color="#c9211e"/>
    </style:style>
    <style:style style:name="T87" style:family="text">
      <style:text-properties fo:font-size="24.00pt" fo:font-weight="bold" fo:font-family="'Liberation Serif'" style:font-family-asian="'Liberation Serif'" style:font-family-complex="'Liberation Serif'" fo:background-color="transparent" fo:color="#000000"/>
    </style:style>
    <style:style style:name="T88" style:family="text">
      <style:text-properties fo:font-size="24.00pt" fo:font-weight="bold" fo:font-family="'Liberation Serif'" style:font-family-asian="'Liberation Serif'" style:font-family-complex="'Liberation Serif'" fo:background-color="transparent" fo:color="#000000"/>
    </style:style>
    <style:style style:name="T89" style:family="text">
      <style:text-properties fo:font-size="24.00pt" fo:font-weight="bold" fo:font-family="'Liberation Serif'" style:font-family-asian="'Liberation Serif'" style:font-family-complex="'Liberation Serif'" fo:background-color="transparent" fo:color="#000000"/>
    </style:style>
    <style:style style:name="T90" style:family="text">
      <style:text-properties fo:font-size="15.00pt" fo:font-weight="bold" fo:font-family="'Liberation Serif'" style:font-family-asian="'Liberation Serif'" style:font-family-complex="'Liberation Serif'" fo:background-color="transparent" fo:color="#000000"/>
    </style:style>
    <style:style style:name="T91" style:family="text">
      <style:text-properties fo:font-size="15.00pt" fo:font-weight="normal" fo:font-family="'Liberation Serif'" style:font-family-asian="'Liberation Serif'" style:font-family-complex="'Liberation Serif'" fo:background-color="transparent" fo:color="#000000"/>
    </style:style>
    <style:style style:name="T92" style:family="text">
      <style:text-properties fo:font-size="15.00pt" fo:font-weight="bold" fo:font-family="'Liberation Serif'" style:font-family-asian="'Liberation Serif'" style:font-family-complex="'Liberation Serif'" fo:background-color="transparent" fo:color="#c9211e"/>
    </style:style>
    <style:style style:name="T93" style:family="text">
      <style:text-properties fo:font-size="15.00pt" fo:font-weight="bold" fo:font-family="'Liberation Serif'" style:font-family-asian="'Liberation Serif'" style:font-family-complex="'Liberation Serif'" fo:background-color="transparent" fo:color="#000000"/>
    </style:style>
    <style:style style:name="T94" style:family="text">
      <style:text-properties fo:font-size="15.00pt" fo:font-weight="normal" fo:font-family="'Liberation Serif'" style:font-family-asian="'Liberation Serif'" style:font-family-complex="'Liberation Serif'" fo:background-color="transparent" fo:color="#000000"/>
    </style:style>
    <style:style style:name="T95" style:family="text">
      <style:text-properties fo:font-size="15.00pt" fo:font-weight="bold" fo:font-family="'Liberation Serif'" style:font-family-asian="'Liberation Serif'" style:font-family-complex="'Liberation Serif'" fo:background-color="transparent" fo:color="#000000"/>
    </style:style>
    <style:style style:name="T96" style:family="text">
      <style:text-properties fo:font-size="15.00pt" fo:font-weight="normal" fo:font-family="'Liberation Serif'" style:font-family-asian="'Liberation Serif'" style:font-family-complex="'Liberation Serif'" fo:background-color="transparent" fo:color="#333333"/>
    </style:style>
    <style:style style:name="T97" style:family="text">
      <style:text-properties fo:font-size="15.00pt" fo:font-weight="normal" fo:font-family="'Liberation Serif'" style:font-family-asian="'Liberation Serif'" style:font-family-complex="'Liberation Serif'" fo:background-color="transparent" fo:color="#1c1c1c"/>
    </style:style>
    <style:style style:name="T98" style:family="text">
      <style:text-properties fo:font-size="15.00pt" fo:font-weight="bold" fo:font-family="'Liberation Serif'" style:font-family-asian="'Liberation Serif'" style:font-family-complex="'Liberation Serif'" fo:background-color="transparent" fo:color="#000000"/>
    </style:style>
    <style:style style:name="T99" style:family="text">
      <style:text-properties fo:font-size="12.00pt" fo:font-weight="normal" fo:font-family="'Liberation Serif'" style:font-family-asian="'Liberation Serif'" style:font-family-complex="'Liberation Serif'" fo:background-color="transparent" fo:color="#000000"/>
    </style:style>
    <style:style style:name="T100" style:family="text">
      <style:text-properties fo:font-size="12.00pt" fo:font-weight="bold" fo:font-family="'Liberation Mono'" style:font-family-asian="'Liberation Mono'" style:font-family-complex="'Liberation Mono'" fo:background-color="transparent" fo:color="#000000"/>
    </style:style>
    <style:style style:name="T101" style:family="text">
      <style:text-properties fo:font-size="12.00pt" fo:font-weight="normal" fo:font-family="'Liberation Serif'" style:font-family-asian="'Liberation Serif'" style:font-family-complex="'Liberation Serif'"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50pt" fo:font-weight="normal" fo:font-family="Consolas" style:font-family-asian="Consolas" style:font-family-complex="Consolas" fo:background-color="#1e1e1e" fo:color="#569cd6"/>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50pt" fo:font-weight="normal" fo:font-family="Consolas" style:font-family-asian="Consolas" style:font-family-complex="Consolas" fo:background-color="#1e1e1e" fo:color="#569cd6"/>
    </style:style>
    <style:style style:name="T106" style:family="text">
      <style:text-properties fo:font-size="15.00pt" fo:font-weight="bold" fo:font-family="'Liberation Serif'" style:font-family-asian="'Liberation Serif'" style:font-family-complex="'Liberation Serif'" fo:background-color="transparent" fo:color="#000000"/>
    </style:style>
    <style:style style:name="T107" style:family="text">
      <style:text-properties fo:font-size="12.00pt" fo:font-weight="normal" fo:font-family="'Liberation Serif'" style:font-family-asian="'Liberation Serif'" style:font-family-complex="'Liberation Serif'" fo:background-color="transparent" fo:color="#000000"/>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24.00pt" fo:font-weight="bold" fo:font-family="'Liberation Serif'" style:font-family-asian="'Liberation Serif'" style:font-family-complex="'Liberation Serif'" fo:background-color="transparent" fo:color="#c9211e"/>
    </style:style>
    <style:style style:name="T111" style:family="text">
      <style:text-properties fo:font-size="24.00pt" fo:font-weight="bold" fo:font-family="'Liberation Serif'" style:font-family-asian="'Liberation Serif'" style:font-family-complex="'Liberation Serif'" fo:background-color="transparent" fo:color="#000000"/>
    </style:style>
    <style:style style:name="T112" style:family="text">
      <style:text-properties fo:font-size="24.00pt" fo:font-weight="bold" fo:font-family="'Liberation Serif'" style:font-family-asian="'Liberation Serif'" style:font-family-complex="'Liberation Serif'" fo:background-color="transparent" fo:color="#000000"/>
    </style:style>
    <style:style style:name="T113" style:family="text">
      <style:text-properties fo:font-size="24.00pt" fo:font-weight="bold" fo:font-family="'Liberation Serif'" style:font-family-asian="'Liberation Serif'" style:font-family-complex="'Liberation Serif'" fo:background-color="transparent" fo:color="#000000"/>
    </style:style>
    <style:style style:name="T114" style:family="text">
      <style:text-properties fo:font-size="15.00pt" fo:font-weight="bold" fo:font-family="'Liberation Serif'" style:font-family-asian="'Liberation Serif'" style:font-family-complex="'Liberation Serif'" fo:background-color="transparent" fo:color="#000000"/>
    </style:style>
    <style:style style:name="T115" style:family="text">
      <style:text-properties fo:font-size="15.00pt" fo:font-weight="normal" fo:font-family="'Liberation Serif'" style:font-family-asian="'Liberation Serif'" style:font-family-complex="'Liberation Serif'" fo:background-color="transparent" fo:color="#000000"/>
    </style:style>
    <style:style style:name="T116" style:family="text">
      <style:text-properties fo:font-size="15.00pt" fo:font-weight="bold" fo:font-family="'Liberation Serif'" style:font-family-asian="'Liberation Serif'" style:font-family-complex="'Liberation Serif'" fo:background-color="transparent" fo:color="#ff0000"/>
    </style:style>
    <style:style style:name="T117" style:family="text">
      <style:text-properties fo:font-size="15.00pt" fo:font-weight="bold" fo:font-family="'Liberation Serif'" style:font-family-asian="'Liberation Serif'" style:font-family-complex="'Liberation Serif'" fo:background-color="transparent" fo:color="#000000"/>
    </style:style>
    <style:style style:name="T118" style:family="text">
      <style:text-properties fo:font-size="15.00pt" fo:font-weight="normal" fo:font-family="'Liberation Serif'" style:font-family-asian="'Liberation Serif'" style:font-family-complex="'Liberation Serif'" fo:background-color="transparent" fo:color="#000000"/>
    </style:style>
    <style:style style:name="T119" style:family="text">
      <style:text-properties fo:font-size="13.00pt" fo:font-weight="normal" fo:font-family="'Liberation Serif'" style:font-family-asian="'Liberation Serif'" style:font-family-complex="'Liberation Serif'" fo:background-color="transparent" fo:color="#000000"/>
    </style:style>
    <style:style style:name="T120" style:family="text">
      <style:text-properties fo:font-size="15.00pt" fo:font-weight="bold" fo:font-family="'Liberation Serif'" style:font-family-asian="'Liberation Serif'" style:font-family-complex="'Liberation Serif'" fo:background-color="transparent" fo:color="#000000"/>
    </style:style>
    <style:style style:name="T121" style:family="text">
      <style:text-properties fo:font-size="15.00pt" fo:font-weight="normal" fo:font-family="'Liberation Serif'" style:font-family-asian="'Liberation Serif'" style:font-family-complex="'Liberation Serif'" fo:background-color="transparent" fo:color="#333333"/>
    </style:style>
    <style:style style:name="T122" style:family="text">
      <style:text-properties fo:font-size="15.00pt" fo:font-weight="normal" fo:font-family="'Liberation Serif'" style:font-family-asian="'Liberation Serif'" style:font-family-complex="'Liberation Serif'" fo:background-color="transparent" fo:color="#1c1c1c"/>
    </style:style>
    <style:style style:name="T123" style:family="text">
      <style:text-properties fo:font-size="15.00pt" fo:font-weight="bold" fo:font-family="'Liberation Serif'" style:font-family-asian="'Liberation Serif'" style:font-family-complex="'Liberation Serif'" fo:background-color="transparent" fo:color="#000000"/>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5.00pt" fo:font-weight="normal" fo:font-family="'Liberation Serif'" style:font-family-asian="'Liberation Serif'" style:font-family-complex="'Liberation Serif'"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5.00pt" fo:font-weight="normal" fo:font-family="'Liberation Serif'" style:font-family-asian="'Liberation Serif'" style:font-family-complex="'Liberation Serif'" fo:background-color="transparent" fo:color="#000000"/>
    </style:style>
    <style:style style:name="T128" style:family="text">
      <style:text-properties fo:font-size="24.00pt" fo:font-weight="bold" fo:font-family="'Liberation Serif'" style:font-family-asian="'Liberation Serif'" style:font-family-complex="'Liberation Serif'" fo:background-color="transparent" fo:color="#c9211e"/>
    </style:style>
    <style:style style:name="T129" style:family="text">
      <style:text-properties fo:font-size="15.00pt" fo:font-weight="bold" fo:font-family="'Liberation Serif'" style:font-family-asian="'Liberation Serif'" style:font-family-complex="'Liberation Serif'" fo:background-color="transparent" fo:color="#000000"/>
    </style:style>
    <style:style style:name="T130" style:family="text">
      <style:text-properties fo:font-size="12.00pt" fo:font-weight="normal" fo:font-family="'Liberation Serif'" style:font-family-asian="'Liberation Serif'" style:font-family-complex="'Liberation Serif'" fo:background-color="transparent" style:use-window-font-color="true"/>
    </style:style>
    <style:style style:name="T131" style:family="text">
      <style:text-properties fo:font-size="24.00pt" fo:font-weight="bold" fo:font-family="'Liberation Serif'" style:font-family-asian="'Liberation Serif'" style:font-family-complex="'Liberation Serif'" fo:background-color="transparent" fo:color="#c9211e"/>
    </style:style>
    <style:style style:name="T132" style:family="text">
      <style:text-properties fo:font-size="24.00pt" fo:font-weight="bold" fo:font-family="'Liberation Serif'" style:font-family-asian="'Liberation Serif'" style:font-family-complex="'Liberation Serif'" fo:background-color="transparent" fo:color="#000000"/>
    </style:style>
    <style:style style:name="T133" style:family="text">
      <style:text-properties fo:font-size="24.00pt" fo:font-weight="bold" fo:font-family="'Liberation Serif'" style:font-family-asian="'Liberation Serif'" style:font-family-complex="'Liberation Serif'" fo:background-color="transparent" fo:color="#000000"/>
    </style:style>
    <style:style style:name="T134" style:family="text">
      <style:text-properties fo:font-size="24.00pt" fo:font-weight="bold" fo:font-family="'Liberation Serif'" style:font-family-asian="'Liberation Serif'" style:font-family-complex="'Liberation Serif'" fo:background-color="transparent" fo:color="#000000"/>
    </style:style>
    <style:style style:name="T135" style:family="text">
      <style:text-properties fo:font-size="24.00pt" fo:font-weight="bold" fo:font-family="'Liberation Serif'" style:font-family-asian="'Liberation Serif'" style:font-family-complex="'Liberation Serif'" fo:background-color="transparent" style:use-window-font-color="true"/>
    </style:style>
    <style:style style:name="T136" style:family="text">
      <style:text-properties fo:font-size="15.00pt" fo:font-weight="bold" fo:font-family="'Liberation Serif'" style:font-family-asian="'Liberation Serif'" style:font-family-complex="'Liberation Serif'" fo:background-color="transparent" fo:color="#000000"/>
    </style:style>
    <style:style style:name="T137" style:family="text">
      <style:text-properties fo:font-size="15.00pt" fo:font-weight="normal" fo:font-family="'Liberation Serif'" style:font-family-asian="'Liberation Serif'" style:font-family-complex="'Liberation Serif'" fo:background-color="transparent" fo:color="#000000"/>
    </style:style>
    <style:style style:name="T138" style:family="text">
      <style:text-properties fo:font-size="15.00pt" fo:font-weight="bold" fo:font-family="'Liberation Serif'" style:font-family-asian="'Liberation Serif'" style:font-family-complex="'Liberation Serif'" fo:background-color="transparent" fo:color="#ed7d31"/>
    </style:style>
    <style:style style:name="T139" style:family="text">
      <style:text-properties fo:font-size="15.00pt" fo:font-weight="bold" fo:font-family="'Liberation Serif'" style:font-family-asian="'Liberation Serif'" style:font-family-complex="'Liberation Serif'" fo:background-color="transparent" fo:color="#000000"/>
    </style:style>
    <style:style style:name="T140" style:family="text">
      <style:text-properties fo:font-size="15.00pt" fo:font-weight="normal" fo:font-family="'Liberation Serif'" style:font-family-asian="'Liberation Serif'" style:font-family-complex="'Liberation Serif'" fo:background-color="transparent" fo:color="#000000"/>
    </style:style>
    <style:style style:name="T141" style:family="text">
      <style:text-properties fo:font-size="15.00pt" fo:font-weight="normal" fo:font-family="'Liberation Serif'" style:font-family-asian="'Liberation Serif'" style:font-family-complex="'Liberation Serif'" fo:background-color="transparent" style:use-window-font-color="true"/>
    </style:style>
    <style:style style:name="T142" style:family="text">
      <style:text-properties fo:font-size="15.00pt" fo:font-weight="bold" fo:font-family="'Liberation Serif'" style:font-family-asian="'Liberation Serif'" style:font-family-complex="'Liberation Serif'" fo:background-color="transparent" fo:color="#000000"/>
    </style:style>
    <style:style style:name="T143" style:family="text">
      <style:text-properties fo:font-size="15.00pt" fo:font-weight="normal" fo:font-family="'Liberation Serif'" style:font-family-asian="'Liberation Serif'" style:font-family-complex="'Liberation Serif'" fo:background-color="transparent" fo:color="#333333"/>
    </style:style>
    <style:style style:name="T144" style:family="text">
      <style:text-properties fo:font-size="15.00pt" fo:font-weight="normal" fo:font-family="'Liberation Serif'" style:font-family-asian="'Liberation Serif'" style:font-family-complex="'Liberation Serif'" fo:background-color="transparent" fo:color="#1c1c1c"/>
    </style:style>
    <style:style style:name="T145" style:family="text">
      <style:text-properties fo:font-size="15.00pt" fo:font-weight="bold" fo:font-family="'Liberation Serif'" style:font-family-asian="'Liberation Serif'" style:font-family-complex="'Liberation Serif'" fo:background-color="transparent" fo:color="#000000"/>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1.00pt" fo:font-weight="normal" fo:font-family="Calibri" style:font-family-asian="Calibri" style:font-family-complex="Calibri" fo:background-color="transparent" style:use-window-font-color="true"/>
    </style:style>
    <style:style style:name="T148" style:family="text">
      <style:text-properties fo:font-size="12.00pt" fo:font-weight="normal" fo:font-family="'Liberation Serif'" style:font-family-asian="'Liberation Serif'" style:font-family-complex="'Liberation Serif'" fo:background-color="transparent" style:use-window-font-color="true"/>
    </style:style>
    <style:style style:name="T149" style:family="text">
      <style:text-properties fo:font-size="10.50pt" fo:font-weight="normal" fo:font-family="Consolas" style:font-family-asian="Consolas" style:font-family-complex="Consolas" fo:background-color="#282c34" fo:color="#bbbbbb"/>
    </style:style>
    <style:style style:name="T150" style:family="text">
      <style:text-properties fo:font-size="11.00pt" fo:font-weight="normal" fo:font-family="Calibri" style:font-family-asian="Calibri" style:font-family-complex="Calibri" fo:background-color="transparent" style:use-window-font-color="true"/>
    </style:style>
    <style:style style:name="T151" style:family="text">
      <style:text-properties fo:font-size="10.50pt" fo:font-weight="normal" fo:font-family="Consolas" style:font-family-asian="Consolas" style:font-family-complex="Consolas" fo:background-color="#282c34" fo:color="#bbbbbb"/>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0.50pt" fo:font-weight="normal" fo:font-family="Consolas" style:font-family-asian="Consolas" style:font-family-complex="Consolas" fo:background-color="#282c34" fo:color="#bbbbbb"/>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0.50pt" fo:font-weight="normal" fo:font-family="Consolas" style:font-family-asian="Consolas" style:font-family-complex="Consolas" fo:background-color="#282c34" fo:color="#bbbbbb"/>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0.50pt" fo:font-weight="normal" fo:font-family="Consolas" style:font-family-asian="Consolas" style:font-family-complex="Consolas" fo:background-color="#282c34" fo:color="#bbbbbb"/>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0.50pt" fo:font-weight="normal" fo:font-family="Consolas" style:font-family-asian="Consolas" style:font-family-complex="Consolas" fo:background-color="#282c34" fo:color="#bbbbbb"/>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5.00pt" fo:font-weight="bold" fo:font-family="'Liberation Serif'" style:font-family-asian="'Liberation Serif'" style:font-family-complex="'Liberation Serif'" fo:background-color="transparent" fo:color="#000000"/>
    </style:style>
    <style:style style:name="T163" style:family="text">
      <style:text-properties fo:font-size="15.00pt" fo:font-weight="bold" fo:font-family="'Liberation Serif'" style:font-family-asian="'Liberation Serif'" style:font-family-complex="'Liberation Serif'" fo:background-color="transparent" style:use-window-font-color="true"/>
    </style:style>
    <style:style style:name="T164" style:family="text">
      <style:text-properties fo:font-size="12.00pt" fo:font-weight="normal" fo:font-family="'Liberation Serif'" style:font-family-asian="'Liberation Serif'" style:font-family-complex="'Liberation Serif'" fo:background-color="transparent" style:use-window-font-color="true"/>
    </style:style>
    <style:style style:name="T165" style:family="text">
      <style:text-properties fo:font-size="24.00pt" fo:font-weight="bold" fo:font-family="'Liberation Serif'" style:font-family-asian="'Liberation Serif'" style:font-family-complex="'Liberation Serif'" fo:background-color="transparent" fo:color="#c9211e"/>
    </style:style>
    <style:style style:name="T166" style:family="text">
      <style:text-properties fo:font-size="24.00pt" fo:font-weight="bold" fo:font-family="'Liberation Serif'" style:font-family-asian="'Liberation Serif'" style:font-family-complex="'Liberation Serif'" fo:background-color="transparent" fo:color="#000000"/>
    </style:style>
    <style:style style:name="T167" style:family="text">
      <style:text-properties fo:font-size="24.00pt" fo:font-weight="bold" fo:font-family="'Liberation Serif'" style:font-family-asian="'Liberation Serif'" style:font-family-complex="'Liberation Serif'" fo:background-color="transparent" fo:color="#000000"/>
    </style:style>
    <style:style style:name="T168" style:family="text">
      <style:text-properties fo:font-size="24.00pt" fo:font-weight="bold" fo:font-family="'Liberation Serif'" style:font-family-asian="'Liberation Serif'" style:font-family-complex="'Liberation Serif'" fo:background-color="transparent" fo:color="#000000"/>
    </style:style>
    <style:style style:name="T169" style:family="text">
      <style:text-properties fo:font-size="15.00pt" fo:font-weight="bold" fo:font-family="'Liberation Serif'" style:font-family-asian="'Liberation Serif'" style:font-family-complex="'Liberation Serif'" fo:background-color="transparent" fo:color="#000000"/>
    </style:style>
    <style:style style:name="T170" style:family="text">
      <style:text-properties fo:font-size="15.00pt" fo:font-weight="normal" fo:font-family="'Liberation Serif'" style:font-family-asian="'Liberation Serif'" style:font-family-complex="'Liberation Serif'" fo:background-color="transparent" fo:color="#000000"/>
    </style:style>
    <style:style style:name="T171" style:family="text">
      <style:text-properties fo:font-size="15.00pt" fo:font-weight="bold" fo:font-family="'Liberation Serif'" style:font-family-asian="'Liberation Serif'" style:font-family-complex="'Liberation Serif'" fo:background-color="transparent" fo:color="#ed7d31"/>
    </style:style>
    <style:style style:name="T172" style:family="text">
      <style:text-properties fo:font-size="15.00pt" fo:font-weight="bold" fo:font-family="'Liberation Serif'" style:font-family-asian="'Liberation Serif'" style:font-family-complex="'Liberation Serif'" fo:background-color="transparent" fo:color="#000000"/>
    </style:style>
    <style:style style:name="T173" style:family="text">
      <style:text-properties fo:font-size="15.00pt" fo:font-weight="normal" fo:font-family="'Liberation Serif'" style:font-family-asian="'Liberation Serif'" style:font-family-complex="'Liberation Serif'" fo:background-color="transparent" fo:color="#000000"/>
    </style:style>
    <style:style style:name="T174" style:family="text">
      <style:text-properties fo:font-size="15.00pt" fo:font-weight="bold" fo:font-family="'Liberation Serif'" style:font-family-asian="'Liberation Serif'" style:font-family-complex="'Liberation Serif'" fo:background-color="transparent" fo:color="#000000"/>
    </style:style>
    <style:style style:name="T175" style:family="text">
      <style:text-properties fo:font-size="15.00pt" fo:font-weight="normal" fo:font-family="'Liberation Serif'" style:font-family-asian="'Liberation Serif'" style:font-family-complex="'Liberation Serif'" fo:background-color="transparent" fo:color="#333333"/>
    </style:style>
    <style:style style:name="T176" style:family="text">
      <style:text-properties fo:font-size="15.00pt" fo:font-weight="normal" fo:font-family="'Liberation Serif'" style:font-family-asian="'Liberation Serif'" style:font-family-complex="'Liberation Serif'" fo:background-color="transparent" fo:color="#1c1c1c"/>
    </style:style>
    <style:style style:name="T177" style:family="text">
      <style:text-properties fo:font-size="15.00pt" fo:font-weight="bold" fo:font-family="'Liberation Serif'" style:font-family-asian="'Liberation Serif'" style:font-family-complex="'Liberation Serif'" fo:background-color="transparent" fo:color="#000000"/>
    </style:style>
    <style:style style:name="T178" style:family="text">
      <style:text-properties fo:font-size="12.00pt" fo:font-weight="normal" fo:font-family="'Liberation Serif'" style:font-family-asian="'Liberation Serif'" style:font-family-complex="'Liberation Serif'" fo:background-color="transparent" fo:color="#000000"/>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0.50pt" fo:font-weight="normal" fo:font-family="Consolas" style:font-family-asian="Consolas" style:font-family-complex="Consolas" fo:background-color="#1e1e1e" fo:color="#569cd6"/>
    </style:style>
    <style:style style:name="T181" style:family="text">
      <style:text-properties fo:font-size="11.00pt" fo:font-weight="normal" fo:font-family="Calibri" style:font-family-asian="Calibri" style:font-family-complex="Calibri" fo:background-color="transparent" style:use-window-font-color="true"/>
    </style:style>
    <style:style style:name="T182" style:family="text">
      <style:text-properties fo:font-size="10.50pt" fo:font-weight="normal" fo:font-family="Consolas" style:font-family-asian="Consolas" style:font-family-complex="Consolas" fo:background-color="#1e1e1e" fo:color="#569cd6"/>
    </style:style>
    <style:style style:name="T183" style:family="text">
      <style:text-properties fo:font-size="11.00pt" fo:font-weight="normal" fo:font-family="Calibri" style:font-family-asian="Calibri" style:font-family-complex="Calibri" fo:background-color="transparent" style:use-window-font-color="true"/>
    </style:style>
    <style:style style:name="T184" style:family="text">
      <style:text-properties fo:font-size="10.50pt" fo:font-weight="normal" fo:font-family="Consolas" style:font-family-asian="Consolas" style:font-family-complex="Consolas" fo:background-color="#1e1e1e" fo:color="#569cd6"/>
    </style:style>
    <style:style style:name="T185" style:family="text">
      <style:text-properties fo:font-size="15.00pt" fo:font-weight="bold" fo:font-family="'Liberation Serif'" style:font-family-asian="'Liberation Serif'" style:font-family-complex="'Liberation Serif'" fo:background-color="transparent" fo:color="#000000"/>
    </style:style>
    <style:style style:name="T186" style:family="text">
      <style:text-properties fo:font-size="12.00pt" fo:font-weight="normal" fo:font-family="'Liberation Serif'" style:font-family-asian="'Liberation Serif'" style:font-family-complex="'Liberation Serif'" fo:background-color="transparent" fo:color="#000000"/>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24.00pt" fo:font-weight="bold" fo:font-family="'Liberation Serif'" style:font-family-asian="'Liberation Serif'" style:font-family-complex="'Liberation Serif'" fo:background-color="transparent" fo:color="#c9211e"/>
    </style:style>
    <style:style style:name="T189" style:family="text">
      <style:text-properties fo:font-size="24.00pt" fo:font-weight="bold" fo:font-family="'Liberation Serif'" style:font-family-asian="'Liberation Serif'" style:font-family-complex="'Liberation Serif'" fo:background-color="transparent" fo:color="#000000"/>
    </style:style>
    <style:style style:name="T190" style:family="text">
      <style:text-properties fo:font-size="24.00pt" fo:font-weight="bold" fo:font-family="'Liberation Serif'" style:font-family-asian="'Liberation Serif'" style:font-family-complex="'Liberation Serif'" fo:background-color="transparent" fo:color="#000000"/>
    </style:style>
    <style:style style:name="T191" style:family="text">
      <style:text-properties fo:font-size="24.00pt" fo:font-weight="bold" fo:font-family="'Liberation Serif'" style:font-family-asian="'Liberation Serif'" style:font-family-complex="'Liberation Serif'" fo:background-color="transparent" fo:color="#000000"/>
    </style:style>
    <style:style style:name="T192" style:family="text">
      <style:text-properties fo:font-size="15.00pt" fo:font-weight="bold" fo:font-family="'Liberation Serif'" style:font-family-asian="'Liberation Serif'" style:font-family-complex="'Liberation Serif'" fo:background-color="transparent" fo:color="#000000"/>
    </style:style>
    <style:style style:name="T193" style:family="text">
      <style:text-properties fo:font-size="15.00pt" fo:font-weight="normal" fo:font-family="'Liberation Serif'" style:font-family-asian="'Liberation Serif'" style:font-family-complex="'Liberation Serif'" fo:background-color="transparent" fo:color="#000000"/>
    </style:style>
    <style:style style:name="T194" style:family="text">
      <style:text-properties fo:font-size="15.00pt" fo:font-weight="bold" fo:font-family="'Liberation Serif'" style:font-family-asian="'Liberation Serif'" style:font-family-complex="'Liberation Serif'" fo:background-color="transparent" fo:color="#ffc000"/>
    </style:style>
    <style:style style:name="T195" style:family="text">
      <style:text-properties fo:font-size="15.00pt" fo:font-weight="bold" fo:font-family="'Liberation Serif'" style:font-family-asian="'Liberation Serif'" style:font-family-complex="'Liberation Serif'" fo:background-color="transparent" fo:color="#000000"/>
    </style:style>
    <style:style style:name="T196" style:family="text">
      <style:text-properties fo:font-size="15.00pt" fo:font-weight="normal" fo:font-family="'Liberation Serif'" style:font-family-asian="'Liberation Serif'" style:font-family-complex="'Liberation Serif'" fo:background-color="transparent" fo:color="#000000"/>
    </style:style>
    <style:style style:name="T197" style:family="text">
      <style:text-properties fo:font-size="15.00pt" fo:font-weight="bold" fo:font-family="'Liberation Serif'" style:font-family-asian="'Liberation Serif'" style:font-family-complex="'Liberation Serif'" fo:background-color="transparent" fo:color="#000000"/>
    </style:style>
    <style:style style:name="T198" style:family="text">
      <style:text-properties fo:font-size="15.00pt" fo:font-weight="normal" fo:font-family="'Liberation Serif'" style:font-family-asian="'Liberation Serif'" style:font-family-complex="'Liberation Serif'" fo:background-color="transparent" fo:color="#333333"/>
    </style:style>
    <style:style style:name="T199" style:family="text">
      <style:text-properties fo:font-size="15.00pt" fo:font-weight="normal" fo:font-family="'Liberation Serif'" style:font-family-asian="'Liberation Serif'" style:font-family-complex="'Liberation Serif'" fo:background-color="transparent" fo:color="#1c1c1c"/>
    </style:style>
    <style:style style:name="T200" style:family="text">
      <style:text-properties fo:font-size="15.00pt" fo:font-weight="bold" fo:font-family="'Liberation Serif'" style:font-family-asian="'Liberation Serif'" style:font-family-complex="'Liberation Serif'" fo:background-color="transparent" fo:color="#000000"/>
    </style:style>
    <style:style style:name="T201" style:family="text">
      <style:text-properties fo:font-size="12.00pt" fo:font-weight="normal" fo:font-family="'Liberation Serif'" style:font-family-asian="'Liberation Serif'" style:font-family-complex="'Liberation Serif'" fo:background-color="transparent" fo:color="#000000"/>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0.50pt" fo:font-weight="normal" fo:font-family="Consolas" style:font-family-asian="Consolas" style:font-family-complex="Consolas" fo:background-color="#1e1e1e" fo:color="#569cd6"/>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0.50pt" fo:font-weight="normal" fo:font-family="Consolas" style:font-family-asian="Consolas" style:font-family-complex="Consolas" fo:background-color="#1e1e1e" fo:color="#569cd6"/>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0.50pt" fo:font-weight="normal" fo:font-family="Consolas" style:font-family-asian="Consolas" style:font-family-complex="Consolas" fo:background-color="#1e1e1e" fo:color="#569cd6"/>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0.50pt" fo:font-weight="normal" fo:font-family="Consolas" style:font-family-asian="Consolas" style:font-family-complex="Consolas" fo:background-color="#1e1e1e" fo:color="#569cd6"/>
    </style:style>
    <style:style style:name="T210" style:family="text">
      <style:text-properties fo:font-size="11.00pt" fo:font-weight="normal" fo:font-family="Calibri" style:font-family-asian="Calibri" style:font-family-complex="Calibri" fo:background-color="transparent" style:use-window-font-color="true"/>
    </style:style>
    <style:style style:name="T211" style:family="text">
      <style:text-properties fo:font-size="24.00pt" fo:font-weight="bold" fo:font-family="'Liberation Serif'" style:font-family-asian="'Liberation Serif'" style:font-family-complex="'Liberation Serif'" fo:background-color="transparent" fo:color="#c9211e"/>
    </style:style>
    <style:style style:name="T212" style:family="text">
      <style:text-properties fo:font-size="15.00pt" fo:font-weight="bold" fo:font-family="'Liberation Serif'" style:font-family-asian="'Liberation Serif'" style:font-family-complex="'Liberation Serif'" fo:background-color="transparent" fo:color="#000000"/>
    </style:style>
    <style:style style:name="T213" style:family="text">
      <style:text-properties fo:font-size="15.00pt" fo:font-weight="normal" fo:font-family="'Liberation Serif'" style:font-family-asian="'Liberation Serif'" style:font-family-complex="'Liberation Serif'" fo:background-color="transparent" fo:color="#000000"/>
    </style:style>
    <style:style style:name="T214" style:family="text">
      <style:text-properties fo:font-size="15.00pt" fo:font-weight="bold" fo:font-family="'Liberation Serif'" style:font-family-asian="'Liberation Serif'" style:font-family-complex="'Liberation Serif'" fo:background-color="transparent" fo:color="#70ad47"/>
    </style:style>
    <style:style style:name="T215" style:family="text">
      <style:text-properties fo:font-size="15.00pt" fo:font-weight="bold" fo:font-family="'Liberation Serif'" style:font-family-asian="'Liberation Serif'" style:font-family-complex="'Liberation Serif'" fo:background-color="transparent" fo:color="#000000"/>
    </style:style>
    <style:style style:name="T216" style:family="text">
      <style:text-properties fo:font-size="15.00pt" fo:font-weight="normal" fo:font-family="'Liberation Serif'" style:font-family-asian="'Liberation Serif'" style:font-family-complex="'Liberation Serif'" fo:background-color="transparent" fo:color="#000000"/>
    </style:style>
    <style:style style:name="T217" style:family="text">
      <style:text-properties fo:font-size="15.00pt" fo:font-weight="bold" fo:font-family="'Liberation Serif'" style:font-family-asian="'Liberation Serif'" style:font-family-complex="'Liberation Serif'" fo:background-color="transparent" fo:color="#000000"/>
    </style:style>
    <style:style style:name="T218" style:family="text">
      <style:text-properties fo:font-size="15.00pt" fo:font-weight="normal" fo:font-family="'Liberation Serif'" style:font-family-asian="'Liberation Serif'" style:font-family-complex="'Liberation Serif'" fo:background-color="transparent" fo:color="#333333"/>
    </style:style>
    <style:style style:name="T219" style:family="text">
      <style:text-properties fo:font-size="15.00pt" fo:font-weight="normal" fo:font-family="'Liberation Serif'" style:font-family-asian="'Liberation Serif'" style:font-family-complex="'Liberation Serif'" fo:background-color="transparent" fo:color="#1c1c1c"/>
    </style:style>
    <style:style style:name="T220" style:family="text">
      <style:text-properties fo:font-size="15.00pt" fo:font-weight="bold" fo:font-family="'Liberation Serif'" style:font-family-asian="'Liberation Serif'" style:font-family-complex="'Liberation Serif'" fo:background-color="transparent" fo:color="#000000"/>
    </style:style>
    <style:style style:name="T221" style:family="text">
      <style:text-properties fo:font-size="12.00pt" fo:font-weight="normal" fo:font-family="'Liberation Serif'" style:font-family-asian="'Liberation Serif'" style:font-family-complex="'Liberation Serif'"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0.50pt" fo:font-weight="normal" fo:font-family="Consolas" style:font-family-asian="Consolas" style:font-family-complex="Consolas" fo:background-color="transparent" fo:color="#569cd6"/>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0.50pt" fo:font-weight="normal" fo:font-family="Consolas" style:font-family-asian="Consolas" style:font-family-complex="Consolas" fo:background-color="transparent" fo:color="#569cd6"/>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0.50pt" fo:font-weight="normal" fo:font-family="Consolas" style:font-family-asian="Consolas" style:font-family-complex="Consolas" fo:background-color="transparent" fo:color="#569cd6"/>
    </style:style>
    <style:style style:name="T22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15.00%" fo:text-align="left" fo:margin-bottom="7.00pt"/>
    </style:style>
    <style:style style:name="P3" style:family="paragraph">
      <style:paragraph-properties fo:line-height="100.00%" fo:text-align="left"/>
    </style:style>
    <style:style style:name="P4" style:family="paragraph">
      <style:paragraph-properties fo:line-height="115.00%" fo:text-align="left" fo:margin-bottom="7.00pt"/>
    </style:style>
    <text:list-style style:name="L5">
      <text:list-level-style-bullet text:level="1" text:bullet-char="•">
        <style:list-level-properties text:space-before="21.30pt" text:min-label-width="18.00pt"/>
        <style:text-properties fo:font-family="Symbol"/>
      </text:list-level-style-bullet>
    </text:list-style>
    <style:style style:name="P5" style:family="paragraph">
      <style:paragraph-properties fo:line-height="115.00%" fo:text-align="left" fo:margin-left="-3.85pt" fo:text-indent="3.85pt"/>
    </style:style>
    <style:style style:name="P6" style:family="paragraph">
      <style:paragraph-properties fo:line-height="115.00%" fo:text-align="left" fo:margin-left="-3.85pt" fo:text-indent="3.85pt" fo:margin-bottom="7.00pt"/>
    </style:style>
    <style:style style:name="P7" style:family="paragraph">
      <style:paragraph-properties fo:line-height="115.00%" fo:text-align="left" fo:margin-bottom="7.00pt"/>
    </style:style>
    <style:style style:name="P8" style:family="paragraph">
      <style:paragraph-properties fo:line-height="100.00%" fo:text-align="left"/>
    </style:style>
    <style:style style:name="P9" style:family="paragraph">
      <style:paragraph-properties fo:line-height="115.00%" fo:text-align="left" fo:margin-bottom="7.00pt"/>
    </style:style>
    <style:style style:name="P10" style:family="paragraph">
      <style:paragraph-properties fo:line-height="100.00%" fo:text-align="left"/>
    </style:style>
    <style:style style:name="P11" style:family="paragraph">
      <style:paragraph-properties fo:line-height="115.00%" fo:text-align="left" fo:margin-bottom="7.00pt"/>
    </style:style>
  </office:automatic-styles>
  <office:body>
    <office:text>
      <text:p text:style-name="P1"><text:span text:style-name="T1">Audit Report for<text:s/></text:span><text:span text:style-name="T2">LuxVault<text:line-break/><text:line-break/></text:span><text:span text:style-name="T3">Audit Date: 28 October, 2024.<text:line-break/></text:span></text:p>
      <text:p text:style-name="P1"><text:span text:style-name="T3">Audit result:<text:s/></text:span><text:span text:style-name="T4">High-Risk Major Flag</text:span></text:p>
      <text:p text:style-name="P1"><text:span text:style-name="T5"/></text:p>
      <text:p text:style-name="P1"><text:span text:style-name="T5"/></text:p>
      <text:p text:style-name="P1"><text:span text:style-name="T6">Token Address:</text:span><text:span text:style-name="T7"><text:s/></text:span><text:span text:style-name="T8">0xf581400cf99C9b6b478aDED8981ecef157eEc820</text:span></text:p>
      <text:p text:style-name="P1"><text:span text:style-name="T9"/></text:p>
      <text:p text:style-name="P1"><text:span text:style-name="T10">Name:<text:s/></text:span><text:span text:style-name="T11">LuxVault <text:line-break/></text:span></text:p>
      <text:p text:style-name="P1"><text:span text:style-name="T12">Symbol:</text:span><text:span text:style-name="T13"><text:s/></text:span><text:span text:style-name="T14">LUXV <text:line-break/></text:span></text:p>
      <text:p text:style-name="P1"><text:span text:style-name="T15">Decimals</text:span><text:span text:style-name="T16">:<text:s/></text:span><text:span text:style-name="T17">18<text:s/></text:span><text:span text:style-name="T18"><text:line-break/></text:span></text:p>
      <text:p text:style-name="P1"><text:span text:style-name="T19">Network:</text:span><text:span text:style-name="T20"><text:s/>Ether Scan<text:line-break/></text:span></text:p>
      <text:p text:style-name="P1"><text:span text:style-name="T21">Token Type</text:span><text:span text:style-name="T22">:<text:s/></text:span><text:span text:style-name="T23">ERC</text:span><text:span text:style-name="T24">-20</text:span></text:p>
      <text:p text:style-name="P1"><text:span text:style-name="T25"><text:line-break/></text:span><text:span text:style-name="T26">Owner</text:span><text:span text:style-name="T27">:<text:s/></text:span><text:span text:style-name="T28">0xBD96a9f98904794985923324C86F3d041361eD69<text:line-break/></text:span></text:p>
      <text:p text:style-name="P1"><text:span text:style-name="T29">Deployer:<text:s/></text:span><text:span text:style-name="T30">0xBD96a9f98904794985923324C86F3d041361eD69<text:line-break/></text:span></text:p>
      <text:p text:style-name="P1"><text:span text:style-name="T31">Token Supply:<text:s/></text:span><text:span text:style-name="T32">200,000,000</text:span><text:span text:style-name="T33"><text:line-break/></text:span></text:p>
      <text:p text:style-name="P1"><text:span text:style-name="T34">Checksum:<text:s/></text:span><text:span text:style-name="T35">bd5f6c909f027445e506cbfd02e81182</text:span></text:p>
      <text:p text:style-name="P1"><text:span text:style-name="T36"><text:line-break/></text:span></text:p>
      <text:p text:style-name="P2"><text:span text:style-name="T36">Token Overview:</text:span></text:p>
      <text:p text:style-name="P2"><text:span text:style-name="T36">Buy Fee:<text:s/></text:span><text:span text:style-name="T37">0-3</text:span><text:span text:style-name="T38">%</text:span></text:p>
      <text:p text:style-name="P2"><text:span text:style-name="T39">Sell Fee:<text:s/></text:span><text:span text:style-name="T40">0-3</text:span><text:span text:style-name="T41">%</text:span></text:p>
      <text:p text:style-name="P2"><text:span text:style-name="T42">Transfer Fee:<text:s/></text:span><text:span text:style-name="T43">0-0%</text:span></text:p>
      <text:p text:style-name="P2"><text:span text:style-name="T44">Fee Privilege:<text:s/></text:span><text:span text:style-name="T45">Owner</text:span></text:p>
      <text:p text:style-name="P2"><text:span text:style-name="T46">Ownership:<text:s/></text:span><text:span text:style-name="T47">Owned</text:span></text:p>
      <text:p text:style-name="P2"><text:span text:style-name="T48">Minting:<text:s/></text:span><text:span text:style-name="T49">Yes</text:span></text:p>
      <text:p text:style-name="P2"><text:span text:style-name="T50">Max Tx:<text:s/></text:span><text:span text:style-name="T51">No</text:span><text:span text:style-name="T52"><text:line-break/></text:span><text:span text:style-name="T53">Blacklist:<text:s/></text:span><text:span text:style-name="T54">Yes</text:span></text:p>
      <text:p text:style-name="P3"><text:span text:style-name="T55"/></text:p>
      <text:p text:style-name="P3"><text:span text:style-name="T55"/></text:p>
      <text:p text:style-name="P3"><text:span text:style-name="T55"/></text:p>
      <text:p text:style-name="P3"><text:span text:style-name="T56">Inheritance Tree</text:span><text:span text:style-name="T57"><text:s/></text:span><text:span text:style-name="T58"><text:line-break/><text:line-break/></text:span><draw:frame text:anchor-type="as-char" svg:width="128.06mm" svg:height="49.21mm" style:rel-width="scale" style:rel-height="scale"><draw:object-ole xlink:href="OleObj1"/><draw:image xlink:href="ObjectReplacements/OleObj1"/></draw:frame><text:span text:style-name="T58"/></text:p>
      <text:p text:style-name="P3"><draw:frame text:anchor-type="as-char" svg:width="53.27mm" svg:height="15.70mm" style:rel-width="scale" style:rel-height="scale"><draw:object-ole xlink:href="OleObj2"/><draw:image xlink:href="ObjectReplacements/OleObj2"/></draw:frame><text:span text:style-name="T60"><text:line-break/></text:span></text:p>
      <text:p text:style-name="P3"><text:span text:style-name="T61">Static Analysis</text:span></text:p>
      <text:p text:style-name="P3"><text:span text:style-name="T62">A static analysis of the code was performed using Slither. No issues were found.</text:span></text:p>
      <text:p text:style-name="P3"><text:span text:style-name="T63"/></text:p>
      <text:p text:style-name="P3"><text:span text:style-name="T64"><text:line-break/></text:span><draw:frame text:anchor-type="as-char" svg:width="152.40mm" svg:height="30.87mm" style:rel-width="scale" style:rel-height="scale"><draw:object-ole xlink:href="OleObj3"/><draw:image xlink:href="ObjectReplacements/OleObj3"/></draw:frame><text:span text:style-name="T64"/></text:p>
      <text:p text:style-name="P3"><draw:frame text:anchor-type="as-char" svg:width="152.40mm" svg:height="22.40mm" style:rel-width="scale" style:rel-height="scale"><draw:object-ole xlink:href="OleObj4"/><draw:image xlink:href="ObjectReplacements/OleObj4"/></draw:frame><text:span text:style-name="T65"/></text:p>
      <text:p text:style-name="P3"><draw:frame text:anchor-type="as-char" svg:width="152.40mm" svg:height="53.62mm" style:rel-width="scale" style:rel-height="scale"><draw:object-ole xlink:href="OleObj5"/><draw:image xlink:href="ObjectReplacements/OleObj5"/></draw:frame><text:span text:style-name="T65"/></text:p>
      <text:p text:style-name="P3"><draw:frame text:anchor-type="as-char" svg:width="152.40mm" svg:height="57.86mm" style:rel-width="scale" style:rel-height="scale"><draw:object-ole xlink:href="OleObj6"/><draw:image xlink:href="ObjectReplacements/OleObj6"/></draw:frame><text:span text:style-name="T65"/></text:p>
      <text:p text:style-name="P3"><text:span text:style-name="T66"><text:line-break/></text:span><draw:frame text:anchor-type="as-char" svg:width="152.40mm" svg:height="39.51mm" style:rel-width="scale" style:rel-height="scale"><draw:object-ole xlink:href="OleObj7"/><draw:image xlink:href="ObjectReplacements/OleObj7"/></draw:frame><text:span text:style-name="T66"/></text:p>
      <text:p text:style-name="P3"><text:span text:style-name="T67"/></text:p>
      <text:p text:style-name="P3"><text:span text:style-name="T67"/></text:p>
      <text:p text:style-name="P3"><text:span text:style-name="T67"/></text:p>
      <text:p text:style-name="P3"><text:span text:style-name="T67"/></text:p>
      <text:p text:style-name="P3"><text:span text:style-name="T67"/></text:p>
      <text:p text:style-name="P3"><text:span text:style-name="T67"/></text:p>
      <text:p text:style-name="P3"><text:span text:style-name="T68">Ownership Privileges:<text:line-break/></text:span><text:span text:style-name="T69">- The owner can set AMM.<text:line-break/>- The owner can recover foreignERC20.<text:line-break/>- The owner can update the Swap threshold.</text:span></text:p>
      <text:p text:style-name="P3"><text:span text:style-name="T69">- The owner can blacklist.</text:span></text:p>
      <text:p text:style-name="P3"><text:span text:style-name="T69">- The owner can Enable trading.</text:span></text:p>
      <text:p text:style-name="P3"><text:span text:style-name="T69">- The owner can update the marketing address setup.<text:line-break/>- The owner can recover the token.</text:span></text:p>
      <text:p text:style-name="P3"><text:span text:style-name="T69">- The owner can set the max sell amount and update the max wallet amount.</text:span></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0"/></text:p>
      <text:p text:style-name="P3"><text:span text:style-name="T71">Findings:</text:span></text:p>
      <text:p text:style-name="P3"><text:span text:style-name="T71">Critical</text:span><text:span text:style-name="T72">: 0</text:span></text:p>
      <text:p text:style-name="P3"><text:span text:style-name="T73">High</text:span><text:span text:style-name="T74">: 2</text:span></text:p>
      <text:p text:style-name="P3"><text:span text:style-name="T75">Medium</text:span><text:span text:style-name="T76">: 2</text:span></text:p>
      <text:p text:style-name="P3"><text:span text:style-name="T77">Low</text:span><text:span text:style-name="T78">: 1</text:span></text:p>
      <text:p text:style-name="P3"><text:span text:style-name="T79">Informational</text:span><text:span text:style-name="T80"><text:s/></text:span><text:span text:style-name="T81">&amp;</text:span><text:span text:style-name="T82"><text:s/></text:span><text:span text:style-name="T83">Optimizations</text:span><text:span text:style-name="T84">: 1</text:span></text:p>
      <text:p text:style-name="P3"><text:span text:style-name="T85"/></text:p>
      <text:p text:style-name="P3"><text:span text:style-name="T86">Centralization</text:span><text:span text:style-name="T87"><text:s/></text:span><text:span text:style-name="T88">–</text:span><text:span text:style-name="T89"><text:s/>Enabling Trades</text:span></text:p>
      <text:p text:style-name="P3"><text:span text:style-name="T90">Severity</text:span><text:span text:style-name="T91">:<text:s/></text:span><text:span text:style-name="T92">High</text:span></text:p>
      <text:p text:style-name="P3"><text:span text:style-name="T93">Function</text:span><text:span text:style-name="T94">: EnableTrading</text:span></text:p>
      <text:p text:style-name="P3"><text:span text:style-name="T95">Status:</text:span><text:span text:style-name="T96"><text:s/></text:span><text:span text:style-name="T97">Open</text:span></text:p>
      <text:p text:style-name="P3"><text:span text:style-name="T98">Overview:</text:span></text:p>
      <text:p text:style-name="P3"><text:span text:style-name="T99">The<text:s/></text:span><text:span text:style-name="T100">EnableTrading<text:s/></text:span><text:span text:style-name="T101">function permits only the contract owner to activate trading capabilities. Until this function is executed, no investors can buy, sell, or transfer their tokens. This places a high degree of control and centralization in the hands of the contract owner.</text:span></text:p>
      <text:p text:style-name="P3"><text:span text:style-name="T102"/></text:p>
      <text:p text:style-name="P3"><text:span text:style-name="T103">function enableTrading() external onlyOwner {</text:span></text:p>
      <text:p text:style-name="P3"><text:span text:style-name="T103"><text:s text:c="8"/>if (tradingEnabled) revert TradingAlreadyEnabled();</text:span></text:p>
      <text:p text:style-name="P3"><text:span text:style-name="T104"/></text:p>
      <text:p text:style-name="P3"><text:span text:style-name="T105"><text:s text:c="8"/>tradingEnabled = true;</text:span></text:p>
      <text:p text:style-name="P3"><text:span text:style-name="T105"><text:s text:c="8"/></text:span></text:p>
      <text:p text:style-name="P3"><text:span text:style-name="T105"><text:s text:c="8"/>emit TradingEnabled();</text:span></text:p>
      <text:p text:style-name="P3"><text:span text:style-name="T105"><text:s text:c="4"/>}</text:span></text:p>
      <text:p text:style-name="P3"><text:span text:style-name="T106">Suggestion:</text:span></text:p>
      <text:p text:style-name="P4"><text:span text:style-name="T107">To reduce centralization and potential manipulation, consider one of the following approaches:</text:span></text:p>
      <text:list text:style-name="L5">
        <text:list-item>
          <text:p text:style-name="P5"><text:span text:style-name="T108">Automatically enable trading after a specified condition, such as the completion of a presale, is met.</text:span></text:p>
        </text:list-item>
        <text:list-item>
          <text:p text:style-name="P6"><text:span text:style-name="T108">If manual activation is still desired, consider transferring the ownership of the contract to a trustworthy, third-party entity like a certified "PinkSale Safu" developer. This can give investors more confidence in the eventual activation of trading capabilities, mitigating concerns of potential bad-faith actions by the original owner.</text:span></text:p>
        </text:list-item>
      </text:list>
      <text:p text:style-name="P7"><text:span text:style-name="T109"/></text:p>
      <text:p text:style-name="P8"><text:span text:style-name="T110">Centralization</text:span><text:span text:style-name="T111"><text:s/></text:span><text:span text:style-name="T112">–</text:span><text:span text:style-name="T113"><text:s/>The owner can Blacklist Wallet.</text:span></text:p>
      <text:p text:style-name="P8"><text:span text:style-name="T114">Severity</text:span><text:span text:style-name="T115">:<text:s/></text:span><text:span text:style-name="T116">High</text:span></text:p>
      <text:p text:style-name="P8"><text:span text:style-name="T117">Function</text:span><text:span text:style-name="T118">:<text:s/></text:span><text:span text:style-name="T119">blacklist</text:span></text:p>
      <text:p text:style-name="P8"><text:span text:style-name="T120">Status:</text:span><text:span text:style-name="T121"><text:s/></text:span><text:span text:style-name="T122">Open</text:span></text:p>
      <text:p text:style-name="P8"><text:span text:style-name="T123">Overview: </text:span></text:p>
      <text:p text:style-name="P8"><text:span text:style-name="T124">The owner can blacklist multiple wallets</text:span><text:span text:style-name="T125">.<text:line-break/><text:line-break/>function blacklist(address account, bool isBlacklisted) external onlyOwner {</text:span></text:p>
      <text:p text:style-name="P8"><text:span text:style-name="T125"><text:s text:c="8"/>blacklisted[account] = isBlacklisted;</text:span></text:p>
      <text:p text:style-name="P8"><text:span text:style-name="T126"/></text:p>
      <text:p text:style-name="P8"><text:span text:style-name="T127"><text:s text:c="8"/>emit BlacklistUpdated(account, isBlacklisted);</text:span></text:p>
      <text:p text:style-name="P8"><text:span text:style-name="T127"><text:s text:c="4"/>}</text:span><text:span text:style-name="T128"><text:line-break/></text:span><text:span text:style-name="T129">Suggestion:</text:span></text:p>
      <text:p text:style-name="P8"><text:span text:style-name="T130">There should be a locking period so that the wallet cannot be locked in an indefinite period.</text:span></text:p>
      <text:p text:style-name="P8"><text:span text:style-name="T131"><text:line-break/>Centralization</text:span><text:span text:style-name="T132"><text:s/></text:span><text:span text:style-name="T133">–</text:span><text:span text:style-name="T134"><text:s/></text:span><text:span text:style-name="T135">The owner can regain ownership.</text:span></text:p>
      <text:p text:style-name="P8"><text:span text:style-name="T136">Severity</text:span><text:span text:style-name="T137">:<text:s/></text:span><text:span text:style-name="T138">Medium</text:span></text:p>
      <text:p text:style-name="P8"><text:span text:style-name="T139">Function</text:span><text:span text:style-name="T140">:<text:s/></text:span><text:span text:style-name="T141">pendingOwner</text:span></text:p>
      <text:p text:style-name="P8"><text:span text:style-name="T142">Status:</text:span><text:span text:style-name="T143"><text:s/></text:span><text:span text:style-name="T144">Open</text:span></text:p>
      <text:p text:style-name="P8"><text:span text:style-name="T145">Overview:</text:span></text:p>
      <text:p text:style-name="P8"><text:span text:style-name="T146"><text:s/>The owner can regain ownership after transferring it with the following steps: </text:span></text:p>
      <text:p text:style-name="P8"><text:span text:style-name="T147"/></text:p>
      <text:p text:style-name="P8"><text:span text:style-name="T148"><text:s/>1. Call lock function to set previous owner to the own address </text:span></text:p>
      <text:p text:style-name="P8"><text:span text:style-name="T148"><text:s/>2. Call unlock function to get ownership back </text:span></text:p>
      <text:p text:style-name="P8"><text:span text:style-name="T148"><text:s/>3. Transfer/renounce ownership </text:span></text:p>
      <text:p text:style-name="P8"><text:span text:style-name="T148"><text:s/>4. Call unlock function to get ownership back<text:line-break/><text:line-break/></text:span><text:span text:style-name="T149">abstract contract Ownable2Step is Ownable {</text:span></text:p>
      <text:p text:style-name="P8"><text:span text:style-name="T149"><text:s text:c="4"/>address private _pendingOwner;</text:span></text:p>
      <text:p text:style-name="P8"><text:span text:style-name="T150"/></text:p>
      <text:p text:style-name="P8"><text:span text:style-name="T151"><text:s text:c="4"/>event OwnershipTransferStarted(address indexed previousOwner, address indexed newOwner);</text:span></text:p>
      <text:p text:style-name="P8"><text:span text:style-name="T152"/></text:p>
      <text:p text:style-name="P8"><text:span text:style-name="T153"><text:s text:c="4"/>/**</text:span></text:p>
      <text:p text:style-name="P8"><text:span text:style-name="T153"><text:s text:c="5"/>* @dev Returns the address of the pending owner.</text:span></text:p>
      <text:p text:style-name="P8"><text:span text:style-name="T153"><text:s text:c="5"/>*/</text:span></text:p>
      <text:p text:style-name="P8"><text:span text:style-name="T153"><text:s text:c="4"/>function pendingOwner() public view virtual returns (address) {</text:span></text:p>
      <text:p text:style-name="P8"><text:span text:style-name="T153"><text:s text:c="8"/>return _pendingOwner;</text:span></text:p>
      <text:p text:style-name="P8"><text:span text:style-name="T153"><text:s text:c="4"/>}</text:span></text:p>
      <text:p text:style-name="P8"><text:span text:style-name="T154"/></text:p>
      <text:p text:style-name="P8"><text:span text:style-name="T155"><text:s text:c="4"/>/**</text:span></text:p>
      <text:p text:style-name="P8"><text:span text:style-name="T155"><text:s text:c="5"/>* @dev Starts the ownership transfer of the contract to a new account. Replaces the pending transfer if there is one.</text:span></text:p>
      <text:p text:style-name="P8"><text:span text:style-name="T155"><text:s text:c="5"/>* Can only be called by the current owner.</text:span></text:p>
      <text:p text:style-name="P8"><text:span text:style-name="T155"><text:s text:c="5"/>*/</text:span></text:p>
      <text:p text:style-name="P8"><text:span text:style-name="T155"><text:s text:c="4"/>function transferOwnership(address newOwner) public virtual override onlyOwner {</text:span></text:p>
      <text:p text:style-name="P8"><text:span text:style-name="T155"><text:s text:c="8"/>_pendingOwner = newOwner;</text:span></text:p>
      <text:p text:style-name="P8"><text:span text:style-name="T155"><text:s text:c="8"/>emit OwnershipTransferStarted(owner(), newOwner);</text:span></text:p>
      <text:p text:style-name="P8"><text:span text:style-name="T155"><text:s text:c="4"/>}</text:span></text:p>
      <text:p text:style-name="P8"><text:span text:style-name="T156"/></text:p>
      <text:p text:style-name="P8"><text:span text:style-name="T157"><text:s text:c="4"/>/**</text:span></text:p>
      <text:p text:style-name="P8"><text:span text:style-name="T157"><text:s text:c="5"/>* @dev Transfers ownership of the contract to a new account (`newOwner`) and deletes any pending owner.</text:span></text:p>
      <text:p text:style-name="P8"><text:span text:style-name="T157"><text:s text:c="5"/>* Internal function without access restriction.</text:span></text:p>
      <text:p text:style-name="P8"><text:span text:style-name="T157"><text:s text:c="5"/>*/</text:span></text:p>
      <text:p text:style-name="P8"><text:span text:style-name="T157"><text:s text:c="4"/>function _transferOwnership(address newOwner) internal virtual override {</text:span></text:p>
      <text:p text:style-name="P8"><text:span text:style-name="T157"><text:s text:c="8"/>delete _pendingOwner;</text:span></text:p>
      <text:p text:style-name="P8"><text:span text:style-name="T157"><text:s text:c="8"/>super._transferOwnership(newOwner);</text:span></text:p>
      <text:p text:style-name="P8"><text:span text:style-name="T157"><text:s text:c="4"/>}</text:span></text:p>
      <text:p text:style-name="P8"><text:span text:style-name="T158"/></text:p>
      <text:p text:style-name="P8"><text:span text:style-name="T159"><text:s text:c="4"/>/**</text:span></text:p>
      <text:p text:style-name="P8"><text:span text:style-name="T159"><text:s text:c="5"/>* @dev The new owner accepts the ownership transfer.</text:span></text:p>
      <text:p text:style-name="P8"><text:span text:style-name="T159"><text:s text:c="5"/>*/</text:span></text:p>
      <text:p text:style-name="P8"><text:span text:style-name="T159"><text:s text:c="4"/>function acceptOwnership() public virtual {</text:span></text:p>
      <text:p text:style-name="P8"><text:span text:style-name="T159"><text:s text:c="8"/>address sender = _msgSender();</text:span></text:p>
      <text:p text:style-name="P8"><text:span text:style-name="T159"><text:s text:c="8"/>if (pendingOwner() != sender) {</text:span></text:p>
      <text:p text:style-name="P8"><text:span text:style-name="T159"><text:s text:c="12"/>revert OwnableUnauthorizedAccount(sender);</text:span></text:p>
      <text:p text:style-name="P8"><text:span text:style-name="T159"><text:s text:c="8"/>}</text:span></text:p>
      <text:p text:style-name="P8"><text:span text:style-name="T159"><text:s text:c="8"/>_transferOwnership(sender);</text:span></text:p>
      <text:p text:style-name="P8"><text:span text:style-name="T159"><text:s text:c="4"/>}</text:span></text:p>
      <text:p text:style-name="P8"><text:span text:style-name="T159">};</text:span></text:p>
      <text:p text:style-name="P8"><text:span text:style-name="T160"/></text:p>
      <text:p text:style-name="P8"><text:span text:style-name="T161"><text:s/></text:span><text:span text:style-name="T162">Suggestion:</text:span><text:span text:style-name="T163"><text:s/></text:span><text:span text:style-name="T164">Set the previous ownership back to address zero after using the unlock function.</text:span><text:span text:style-name="T165"><text:line-break/><text:line-break/>Centralization</text:span><text:span text:style-name="T166"><text:s/></text:span><text:span text:style-name="T167">–</text:span><text:span text:style-name="T168"><text:s/>Missing Require Check.</text:span></text:p>
      <text:p text:style-name="P8"><text:span text:style-name="T169">Severity</text:span><text:span text:style-name="T170">:<text:s/></text:span><text:span text:style-name="T171">Medium</text:span></text:p>
      <text:p text:style-name="P8"><text:span text:style-name="T172">Function</text:span><text:span text:style-name="T173">: marketing address setup</text:span></text:p>
      <text:p text:style-name="P8"><text:span text:style-name="T174">Status:</text:span><text:span text:style-name="T175"><text:s/></text:span><text:span text:style-name="T176">Open</text:span></text:p>
      <text:p text:style-name="P8"><text:span text:style-name="T177">Overview: </text:span></text:p>
      <text:p text:style-name="P8"><text:span text:style-name="T178">The owner can set any arbitrary address, excluding zero addresses. This is not recommended because if the owner sets the address to the contract address, then the Eth will not be sent to that address, the transaction will fail, and this will lead to a potential honeypot in the contract.</text:span></text:p>
      <text:p text:style-name="P8"><text:span text:style-name="T179"/></text:p>
      <text:p text:style-name="P8"><text:span text:style-name="T180">function marketingAddressSetup(address _newAddress) public onlyOwner {</text:span></text:p>
      <text:p text:style-name="P8"><text:span text:style-name="T180"><text:s text:c="8"/>if (_newAddress == address(0)) revert InvalidTaxRecipientAddress(address(0));</text:span></text:p>
      <text:p text:style-name="P8"><text:span text:style-name="T181"/></text:p>
      <text:p text:style-name="P8"><text:span text:style-name="T182"><text:s text:c="8"/>marketingAddress = _newAddress;</text:span></text:p>
      <text:p text:style-name="P8"><text:span text:style-name="T182"><text:s text:c="8"/>excludeFromFees(_newAddress, true);</text:span></text:p>
      <text:p text:style-name="P8"><text:span text:style-name="T182"><text:s text:c="8"/>_excludeFromLimits(_newAddress, true);</text:span></text:p>
      <text:p text:style-name="P8"><text:span text:style-name="T183"/></text:p>
      <text:p text:style-name="P8"><text:span text:style-name="T184"><text:s text:c="8"/>emit WalletTaxAddressUpdated(1, _newAddress);</text:span></text:p>
      <text:p text:style-name="P8"><text:span text:style-name="T184"><text:s text:c="4"/>}<text:line-break/><text:line-break/></text:span><text:span text:style-name="T185">Suggestion:<text:s/></text:span><text:span text:style-name="T186">It is recommended that the address should not be able to set as a contract address.</text:span></text:p>
      <text:p text:style-name="P8"><text:span text:style-name="T187"/></text:p>
      <text:p text:style-name="P8"><text:span text:style-name="T188">Centralization</text:span><text:span text:style-name="T189"><text:s/></text:span><text:span text:style-name="T190">–</text:span><text:span text:style-name="T191"><text:s/>Missing Events</text:span></text:p>
      <text:p text:style-name="P8"><text:span text:style-name="T192">Severity</text:span><text:span text:style-name="T193">:<text:s/></text:span><text:span text:style-name="T194">Low</text:span></text:p>
      <text:p text:style-name="P8"><text:span text:style-name="T195">Subject</text:span><text:span text:style-name="T196">: Missing Events</text:span></text:p>
      <text:p text:style-name="P8"><text:span text:style-name="T197">Status:</text:span><text:span text:style-name="T198"><text:s/></text:span><text:span text:style-name="T199">Open</text:span></text:p>
      <text:p text:style-name="P8"><text:span text:style-name="T200">Overview:</text:span></text:p>
      <text:p text:style-name="P8"><text:span text:style-name="T201">They serve as a mechanism for emitting and recording data onto the blockchain, making it transparent and easily accessible.</text:span></text:p>
      <text:p text:style-name="P8"><text:span text:style-name="T202"/></text:p>
      <text:p text:style-name="P8"><text:span text:style-name="T203"><text:s text:c="3"/>function recoverToken(uint256 amount) external onlyOwner {</text:span></text:p>
      <text:p text:style-name="P8"><text:span text:style-name="T203"><text:s text:c="8"/>uint256 maxRecoverable = balanceOf(address(this)) - getAllPending();</text:span></text:p>
      <text:p text:style-name="P8"><text:span text:style-name="T203"><text:s text:c="8"/>if (amount &gt; maxRecoverable) revert InvalidAmountToRecover(amount, maxRecoverable);</text:span></text:p>
      <text:p text:style-name="P8"><text:span text:style-name="T204"/></text:p>
      <text:p text:style-name="P8"><text:span text:style-name="T205"><text:s text:c="8"/>_update(address(this), msg.sender, amount);</text:span></text:p>
      <text:p text:style-name="P8"><text:span text:style-name="T205"><text:s text:c="4"/>}</text:span></text:p>
      <text:p text:style-name="P8"><text:span text:style-name="T206"/></text:p>
      <text:p text:style-name="P8"><text:span text:style-name="T207"><text:s text:c="4"/>function recoverForeignERC20(address tokenAddress, uint256 amount) external onlyOwner {</text:span></text:p>
      <text:p text:style-name="P8"><text:span text:style-name="T207"><text:s text:c="8"/>if (tokenAddress == address(this)) revert InvalidToken(tokenAddress);</text:span></text:p>
      <text:p text:style-name="P8"><text:span text:style-name="T208"/></text:p>
      <text:p text:style-name="P8"><text:span text:style-name="T209"><text:s text:c="8"/>IERC20(tokenAddress).safeTransfer(msg.sender, amount);</text:span></text:p>
      <text:p text:style-name="P8"><text:span text:style-name="T209"><text:s text:c="4"/></text:span></text:p>
      <text:p text:style-name="P8"><text:span text:style-name="T210"/></text:p>
      <text:p text:style-name="P8"><text:span text:style-name="T210"/></text:p>
      <text:p text:style-name="P8"><text:span text:style-name="T211">Optimization</text:span></text:p>
      <text:p text:style-name="P8"><text:span text:style-name="T212">Severity</text:span><text:span text:style-name="T213">:<text:s/></text:span><text:span text:style-name="T214">Optimization</text:span></text:p>
      <text:p text:style-name="P8"><text:span text:style-name="T215">Subject</text:span><text:span text:style-name="T216">: Remove unused code.</text:span></text:p>
      <text:p text:style-name="P8"><text:span text:style-name="T217">Status:</text:span><text:span text:style-name="T218"><text:s/></text:span><text:span text:style-name="T219">Open</text:span></text:p>
      <text:p text:style-name="P8"><text:span text:style-name="T220">Overview:</text:span></text:p>
      <text:p text:style-name="P8"><text:span text:style-name="T221">Unused variables are allowed in Solidity, and they do. not pose a direct security issue. It is the best practice. though to avoid them.</text:span></text:p>
      <text:p text:style-name="P8"><text:span text:style-name="T222"/></text:p>
      <text:p text:style-name="P9"><text:span text:style-name="T223">function safeTransfer(IERC20 token, address to, uint256 value) internal {</text:span></text:p>
      <text:p text:style-name="P9"><text:span text:style-name="T223"><text:s text:c="8"/>_callOptionalReturn(token, abi.encodeCall(token.transfer, (to, value)));</text:span></text:p>
      <text:p text:style-name="P9"><text:span text:style-name="T223"><text:s text:c="4"/>}</text:span></text:p>
      <text:p text:style-name="P9"><text:span text:style-name="T224"/></text:p>
      <text:p text:style-name="P9"><text:span text:style-name="T225"><text:s text:c="4"/>/**</text:span></text:p>
      <text:p text:style-name="P9"><text:span text:style-name="T225"><text:s text:c="5"/>* @dev Transfer `value` amount of `token` from the calling contract to `to`. If `token` returns no value,</text:span></text:p>
      <text:p text:style-name="P9"><text:span text:style-name="T225"><text:s text:c="5"/>* non-reverting calls are assumed to be successful.</text:span></text:p>
      <text:p text:style-name="P9"><text:span text:style-name="T225"><text:s text:c="5"/>*/</text:span></text:p>
      <text:p text:style-name="P9"><text:span text:style-name="T225"><text:s text:c="4"/>function safeTransfer_noRevert(IERC20 token, address to, uint256 value) internal returns (bool) {</text:span></text:p>
      <text:p text:style-name="P9"><text:span text:style-name="T225"><text:s text:c="8"/>return _callOptionalReturnBool(token, abi.encodeCall(token.transfer, (to, value)));</text:span></text:p>
      <text:p text:style-name="P9"><text:span text:style-name="T225"><text:s text:c="4"/>}</text:span></text:p>
      <text:p text:style-name="P9"><text:span text:style-name="T226"/></text:p>
      <text:p text:style-name="P9"><text:span text:style-name="T227"><text:s text:c="4"/>/**</text:span></text:p>
      <text:p text:style-name="P9"><text:span text:style-name="T227"><text:s text:c="5"/>* @dev Transfer `value` amount of `token` from `from` to `to`, spending the approval given by `from` to the</text:span></text:p>
      <text:p text:style-name="P9"><text:span text:style-name="T227"><text:s text:c="5"/>* calling contract. If `token` returns no value, non-reverting calls are assumed to be successful.</text:span></text:p>
      <text:p text:style-name="P9"><text:span text:style-name="T227"><text:s text:c="5"/>*/</text:span></text:p>
      <text:p text:style-name="P9"><text:span text:style-name="T227"><text:s text:c="4"/>function safeTransferFrom(IERC20 token, address from, address to, uint256 value) internal {</text:span></text:p>
      <text:p text:style-name="P9"><text:span text:style-name="T227"><text:s text:c="8"/>_callOptionalReturn(token, abi.encodeCall(token.transferFrom, (from, to, value)));</text:span></text:p>
      <text:p text:style-name="P9"><text:span text:style-name="T227"><text:s text:c="4"/>}</text:span></text:p>
      <text:p text:style-name="P9"><text:span text:style-name="T228"/></text:p>
      <text:p text:style-name="P10"><text:span text:style-name="T228"/></text:p>
      <text:p text:style-name="P11"><text:span text:style-name="T22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